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table:style-name="Default"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table:style-name="ce1"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table:style-name="Default"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ce1"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table:style-name="ce1" office:value-type="string" calcext:value-type="string">
            <text:p>2023-11-24</text:p>
          </table:table-cell>
          <table:table-cell/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2022-05-12</text:p>
          </table:table-cell>
          <table:table-cell/>
          <table:table-cell office:value-type="string" calcext:value-type="string">
            <text:p>wyprowadzanie pięniedzy</text:p>
          </table:table-cell>
          <table:table-cell office:value-type="string" calcext:value-type="string">
            <text:p>Zarząd Spółdzielni i inne osoby wyprowadziły ze Spółdzielni 42 miliony złotych. 7 osób zostało skazanych.</text:p>
          </table:table-cell>
          <table:table-cell table:number-columns-repeated="2"/>
          <table:table-cell office:value-type="string" calcext:value-type="string">
            <text:p><text:a xlink:href="https://tvn24.pl/tvnwarszawa/najnowsze/warszawa-wyrok-w-sprawie-afery-w-srodmiejskiej-spoldzielni-mieszkaniowej-siedem-osob-skazanych-st5707504" xlink:type="simple">https://tvn24.pl/tvnwarszawa/najnowsze/warszawa-wyrok-w-sprawie-afery-w-srodmiejskiej-spoldzielni-mieszkaniowej-siedem-osob-skazanych-st5707504</text:a>|<text:a xlink:href="https://www.wprost.pl/kraj/10115434/akt-oskarzenia-przeciwko-12-osobom-zwiazanym-ze-srodmiejska-spoldzielnia-mieszkaniowa-w-warszawie.html" xlink:type="simple">https://www.wprost.pl/kraj/10115434/akt-oskarzenia-przeciwko-12-osobom-zwiazanym-ze-srodmiejska-spoldzielnia-mieszkaniowa-w-warszawie.html</text:a>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1.0318" calcext:value-type="float">
            <text:p>21.0318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/>
          <table:table-cell office:value-type="string" calcext:value-type="string">
            <text:p>sprzedaż mieszkań</text:p>
          </table:table-cell>
          <table:table-cell office:value-type="string" calcext:value-type="string">
            <text:p>Spółdzielnia sprzedawała mieszkania po zaniżonych cenach w nieprzejrzystym procesie. Mieszkania kupiły m.in <text:s/>członkowie rodzin Zarządu i pracowników Spółdzielnie.</text:p>
          </table:table-cell>
          <table:table-cell table:number-columns-repeated="2"/>
          <table:table-cell office:value-type="string" calcext:value-type="string">
            <text:p>http://www.targowek.info/2017/05/tak-sprzedaje-mieszkania-spoldzielnia-mieszkaniowa-brodno/</text:p>
          </table:table-cell>
          <table:table-cell/>
          <table:table-cell office:value-type="float" office:value="52.2939" calcext:value-type="float">
            <text:p>52.2939</text:p>
          </table:table-cell>
          <table:table-cell office:value-type="float" office:value="21.02753" calcext:value-type="float">
            <text:p>21.02753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23-08-30</text:p>
          </table:table-cell>
          <table:table-cell/>
          <table:table-cell office:value-type="string" calcext:value-type="string">
            <text:p>wynagrodzenie prezesa</text:p>
          </table:table-cell>
          <table:table-cell office:value-type="string" calcext:value-type="string">
            <text:p>Rada Nadzorcza miała przegłosować gigantyczne odprawy na wypadek odsunięcia członków Zarządu. Spółdzielcy nie mogą się dowiedzieć jakie są wynagrodzenia członków Zarządu.</text:p>
          </table:table-cell>
          <table:table-cell table:number-columns-repeated="2"/>
          <table:table-cell office:value-type="string" calcext:value-type="string">
            <text:p><text:a xlink:href="https://warszawa.wyborcza.pl/warszawa/7,54420,30132857,szykowali-skok-na-kase-w-poteznej-spoldzielni-mieszkaniowej.html" xlink:type="simple">https://warszawa.wyborcza.pl/warszawa/7,54420,30132857,szykowali-skok-na-kase-w-poteznej-spoldzielni-mieszkaniowej.html</text:a>|https://www.portalsamorzadowy.pl/polityka-i-spoleczenstwo/s-kaleta-apelujemy-do-rady-nadzorczej-sm-brodno-o-nie-przyznawanie-odprawy-dla-czlonkow-zarzadu,484909.html|http://razemdlatargowka.waw.pl/2023/08/26/afera-odprawowa-i-protest-czlonkow-sm-brodno-chca-zwolac-walne-zgromadzenie/</text:p>
          </table:table-cell>
          <table:table-cell/>
          <table:table-cell office:value-type="float" office:value="52.2955" calcext:value-type="float">
            <text:p>52.2955</text:p>
          </table:table-cell>
          <table:table-cell office:value-type="float" office:value="21.0267" calcext:value-type="float">
            <text:p>21.0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3-22T20:12:18.823860129</dc:date>
    <meta:editing-duration>PT8H33M14S</meta:editing-duration>
    <meta:editing-cycles>16</meta:editing-cycles>
    <meta:generator>LibreOffice/7.3.7.2$Linux_X86_64 LibreOffice_project/30$Build-2</meta:generator>
    <meta:document-statistic meta:table-count="1" meta:cell-count="77" meta:object-count="0"/>
  </office:meta>
</office:document-meta>
</file>